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4pt" style:font-name-asian="Consolas" style:font-size-asian="14pt" style:font-name-complex="Consolas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3333" fo:font-size="14pt" style:font-size-asian="14pt" style:font-size-complex="14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4pt" style:font-size-asian="14pt" style:font-size-complex="14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4pt" style:font-name-asian="Consolas" style:font-size-asian="14pt" style:font-name-complex="Consolas" style:font-size-complex="14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6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7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ff3333" style:font-name="Consolas" fo:font-size="14pt" style:font-name-asian="Consolas" style:font-size-asian="14pt" style:font-name-complex="Consolas" style:font-size-complex="14pt"/>
    </style:style>
    <style:style style:name="P8" style:family="paragraph" style:parent-style-name="Standard" style:list-style-name="L3">
      <style:paragraph-properties fo:margin-left="0cm" fo:margin-right="0cm" fo:text-align="start" style:justify-single-word="false" fo:text-indent="0cm" style:auto-text-indent="false" style:text-autospace="none"/>
      <style:text-properties fo:color="#ff3333"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10" style:family="paragraph" style:parent-style-name="Standard" style:list-style-name="L2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11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6666ff" style:font-name="Consolas" fo:font-size="14pt" style:font-name-asian="Consolas" style:font-size-asian="14pt" style:font-name-complex="Consolas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9900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fo:color="#6666ff" style:font-name="Consolas" style:font-name-asian="Consolas" style:font-name-complex="Consolas"/>
    </style:style>
    <style:style style:name="T2" style:family="text">
      <style:text-properties fo:color="#000000" style:font-name="Consolas" style:font-name-asian="Consolas" style:font-name-complex="Consola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Choix : attaquer)</text:p>
      <text:p text:style-name="P5">Tu le veux ? Viens le chercher !</text:p>
      <text:p text:style-name="P14">Ok, on va la jouer comme ça alors.</text:p>
      <text:p text:style-name="P13">(C'est Gamma qui fais le combat et l'emporte)</text:p>
      <text:p text:style-name="P5"/>
      <text:p text:style-name="P5">buhhh...</text:p>
      <text:p text:style-name="P14">Allez les gars, emmener moi ça en taule.</text:p>
      <text:p text:style-name="P14"/>
      <text:p text:style-name="P13">(En taule)</text:p>
      <text:p text:style-name="P14">Où suis-je ?</text:p>
      <text:p text:style-name="P14">Ha oui ! Ce type !</text:p>
      <text:p text:style-name="P14">Mince … Ils ont récupéré le casque de déblocage et m'ont aussi pris toute mes affaires et mon oreillette …</text:p>
      <text:p text:style-name="P14">Il faut que je sorte d'ici.</text:p>
      <text:p text:style-name="P14"/>
      <text:p text:style-name="P14">Impossible de crocheter cette serrure sans matériel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13T09:14:46.09</meta:creation-date>
    <meta:generator>OpenOffice/4.1.7$Win32 OpenOffice.org_project/417m1$Build-9800</meta:generator>
    <dc:date>2020-11-13T11:21:30.32</dc:date>
    <meta:editing-duration>PT1H56M42S</meta:editing-duration>
    <meta:editing-cycles>8</meta:editing-cycles>
    <meta:document-statistic meta:table-count="0" meta:image-count="0" meta:object-count="0" meta:page-count="1" meta:paragraph-count="12" meta:word-count="81" meta:character-count="405"/>
  </office:meta>
</office:document-meta>
</file>